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20pt" fo:language="es" fo:country="ES" fo:font-weight="bold" officeooo:rsid="001a2e33" officeooo:paragraph-rsid="001cf6dc" style:font-size-asian="17.5pt" style:font-weight-asian="bold" style:font-size-complex="20pt" style:font-weight-complex="bold"/>
    </style:style>
    <style:style style:name="P2" style:family="paragraph" style:parent-style-name="Standard">
      <style:paragraph-properties fo:text-align="start" style:justify-single-word="false"/>
      <style:text-properties fo:color="#000000" fo:font-size="14pt" fo:language="es" fo:country="ES" fo:font-weight="normal" officeooo:rsid="001b0670" officeooo:paragraph-rsid="001cf6dc"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color="#000000" fo:font-size="14pt" fo:language="es" fo:country="ES" fo:font-weight="normal" officeooo:rsid="001b0670" officeooo:paragraph-rsid="0028ccdf" style:font-size-asian="12.25pt" style:font-weight-asian="normal" style:font-size-complex="14pt" style:font-weight-complex="normal"/>
    </style:style>
    <style:style style:name="P4" style:family="paragraph" style:parent-style-name="Standard">
      <style:text-properties fo:color="#000000" fo:font-size="14pt" fo:language="es" fo:country="ES" fo:font-weight="normal" officeooo:rsid="001b0670" officeooo:paragraph-rsid="00252d24"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000000" fo:font-size="14pt" fo:language="es" fo:country="ES" fo:font-weight="normal" officeooo:rsid="002173ea" officeooo:paragraph-rsid="002173e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000000" fo:font-size="14pt" fo:language="es" fo:country="ES" fo:font-weight="normal" officeooo:rsid="000ff0f8" officeooo:paragraph-rsid="0030aa4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000000" fo:font-size="14pt" fo:language="es" fo:country="ES" fo:font-weight="normal" officeooo:rsid="001120ec" officeooo:paragraph-rsid="0030aa4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000000" fo:font-size="14pt" fo:language="es" fo:country="ES" fo:font-weight="normal" officeooo:rsid="0028ccdf" officeooo:paragraph-rsid="0028ccdf"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fo:language="es" fo:country="ES" fo:font-weight="normal" officeooo:rsid="002aaf04" officeooo:paragraph-rsid="002c6b1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000000" fo:font-size="14pt" fo:language="es" fo:country="ES" fo:font-weight="normal" officeooo:rsid="000caf1c" officeooo:paragraph-rsid="0030aa45"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000000" fo:font-size="14pt" fo:language="es" fo:country="ES" fo:font-weight="normal" officeooo:rsid="000e0ec4" officeooo:paragraph-rsid="0030aa45"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000000" fo:font-size="14pt" fo:language="es" fo:country="ES" fo:font-weight="normal" officeooo:rsid="00328c16" officeooo:paragraph-rsid="00328c16"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0000" fo:font-size="14pt" fo:language="es" fo:country="ES" fo:font-weight="normal" officeooo:rsid="00348ab8" officeooo:paragraph-rsid="00348ab8"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000000" fo:font-size="14pt" fo:language="es" fo:country="ES" fo:font-weight="normal" officeooo:rsid="00214ecd" officeooo:paragraph-rsid="003678c5"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color="#000000" fo:font-size="14pt" fo:language="es" fo:country="ES" fo:font-weight="normal" officeooo:rsid="0014b5f0" officeooo:paragraph-rsid="003770bc"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fo:language="es" fo:country="ES" fo:font-weight="bold" officeooo:rsid="0012ea06" officeooo:paragraph-rsid="001cf6dc"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000000" fo:font-size="14pt" fo:language="es" fo:country="ES" fo:font-weight="bold" officeooo:rsid="0012ea06" officeooo:paragraph-rsid="00348ab8"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000000" fo:font-size="14pt" fo:language="es" fo:country="ES" fo:font-weight="bold" officeooo:rsid="000ff0f8" officeooo:paragraph-rsid="0030aa45"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color="#000000" fo:font-size="14pt" fo:language="es" fo:country="ES" fo:font-weight="bold" officeooo:rsid="000ff0f8" officeooo:paragraph-rsid="00348948"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color="#000000" fo:font-size="14pt" fo:language="es" fo:country="ES" fo:font-weight="bold" officeooo:rsid="001120ec" officeooo:paragraph-rsid="00348ab8"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color="#000000" fo:font-size="14pt" fo:language="es" fo:country="ES" fo:font-weight="bold" officeooo:rsid="000c4806" officeooo:paragraph-rsid="003770bc"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000000" fo:font-size="20pt" fo:language="es" fo:country="ES" fo:font-weight="bold" officeooo:rsid="001a2e33" officeooo:paragraph-rsid="002173ea" style:font-size-asian="17.5pt" style:font-weight-asian="bold" style:font-size-complex="20pt" style:font-weight-complex="bold"/>
    </style:style>
    <style:style style:name="P24" style:family="paragraph" style:parent-style-name="Standard">
      <style:paragraph-properties fo:text-align="start" style:justify-single-word="false"/>
      <style:text-properties fo:color="#000000" fo:font-size="20pt" fo:language="es" fo:country="ES" fo:font-weight="bold" officeooo:rsid="000c4806" officeooo:paragraph-rsid="003770bc" style:font-size-asian="17.5pt" style:font-weight-asian="bold" style:font-size-complex="20pt" style:font-weight-complex="bold"/>
    </style:style>
    <style:style style:name="P25" style:family="paragraph" style:parent-style-name="Standard">
      <style:paragraph-properties fo:text-align="start" style:justify-single-word="false"/>
      <style:text-properties fo:color="#000000" fo:font-size="20pt" fo:language="es" fo:country="ES" fo:font-weight="bold" officeooo:rsid="001a2e33" officeooo:paragraph-rsid="001cf6dc" style:font-size-asian="20pt" style:font-weight-asian="bold" style:font-size-complex="20pt" style:font-weight-complex="bold"/>
    </style:style>
    <style:style style:name="P26" style:family="paragraph" style:parent-style-name="Standard">
      <style:paragraph-properties fo:text-align="start" style:justify-single-word="false"/>
      <style:text-properties fo:color="#000000" fo:font-size="20pt" fo:language="es" fo:country="ES" fo:font-weight="bold" officeooo:rsid="00374113" officeooo:paragraph-rsid="00374113" style:font-size-asian="20pt" style:font-weight-asian="bold" style:font-size-complex="20pt" style:font-weight-complex="bold"/>
    </style:style>
    <style:style style:name="P27" style:family="paragraph" style:parent-style-name="Standard">
      <style:paragraph-properties fo:text-align="end" style:justify-single-word="false"/>
      <style:text-properties fo:color="#000000" fo:font-size="20pt" fo:language="es" fo:country="ES" fo:font-weight="normal" officeooo:rsid="000bfb0f" officeooo:paragraph-rsid="00393ddd" style:font-size-asian="17.5pt" style:font-weight-asian="normal" style:font-size-complex="20pt" style:font-weight-complex="normal"/>
    </style:style>
    <style:style style:name="P28" style:family="paragraph" style:parent-style-name="Standard">
      <style:paragraph-properties fo:text-align="start" style:justify-single-word="false"/>
      <style:text-properties fo:color="#000000" fo:font-size="18pt" fo:language="es" fo:country="ES" fo:font-weight="bold" officeooo:rsid="0015ed61" officeooo:paragraph-rsid="003770bc" style:font-size-asian="18pt" style:font-weight-asian="bold" style:font-size-complex="18pt" style:font-weight-complex="bold"/>
    </style:style>
    <style:style style:name="P29" style:family="paragraph" style:parent-style-name="Standard">
      <style:paragraph-properties fo:text-align="end" style:justify-single-word="false"/>
      <style:text-properties fo:color="#000000" fo:font-size="18pt" fo:language="es" fo:country="ES" fo:font-weight="bold" officeooo:rsid="000bfb0f" officeooo:paragraph-rsid="00393ddd" style:font-size-asian="18pt" style:font-weight-asian="bold" style:font-size-complex="18pt" style:font-weight-complex="bold"/>
    </style:style>
    <style:style style:name="P30" style:family="paragraph" style:parent-style-name="Standard">
      <style:paragraph-properties fo:text-align="start" style:justify-single-word="false"/>
      <style:text-properties fo:color="#000000" fo:font-size="18pt" fo:language="es" fo:country="ES" style:text-underline-style="solid" style:text-underline-width="auto" style:text-underline-color="font-color" fo:font-weight="bold" officeooo:rsid="000bfb0f" officeooo:paragraph-rsid="00393ddd" style:font-size-asian="18pt" style:font-weight-asian="bold" style:font-size-complex="18pt" style:font-weight-complex="bold"/>
    </style:style>
    <style:style style:name="P31" style:family="paragraph" style:parent-style-name="Standard">
      <style:paragraph-properties fo:text-align="start" style:justify-single-word="false"/>
      <style:text-properties fo:color="#000000" fo:font-size="15pt" fo:language="es" fo:country="ES" fo:font-weight="bold" officeooo:rsid="000bfb0f" officeooo:paragraph-rsid="00393ddd" style:font-size-asian="13.1000003814697pt" style:font-weight-asian="bold" style:font-size-complex="15pt" style:font-weight-complex="bold"/>
    </style:style>
    <style:style style:name="P32" style:family="paragraph" style:parent-style-name="Standard">
      <style:paragraph-properties fo:text-align="end" style:justify-single-word="false"/>
      <style:text-properties fo:color="#000000" fo:font-size="15pt" fo:language="es" fo:country="ES" fo:font-weight="normal" officeooo:rsid="000bfb0f" officeooo:paragraph-rsid="00393ddd"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fo:color="#000000" fo:font-size="15pt" fo:language="es" fo:country="ES" fo:font-weight="normal" officeooo:rsid="000bfb0f" officeooo:paragraph-rsid="00393ddd"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weight="normal" officeooo:rsid="001b0670" officeooo:paragraph-rsid="001cf6dc" style:font-weight-asian="normal" style:font-weight-complex="normal"/>
    </style:style>
    <style:style style:name="P35" style:family="paragraph" style:parent-style-name="Standard">
      <style:paragraph-properties fo:text-align="start" style:justify-single-word="false"/>
      <style:text-properties fo:font-weight="normal" officeooo:rsid="001b0670" officeooo:paragraph-rsid="00246182" style:font-weight-asian="normal" style:font-weight-complex="normal"/>
    </style:style>
    <style:style style:name="P36" style:family="paragraph" style:parent-style-name="Standard">
      <style:paragraph-properties fo:text-align="start" style:justify-single-word="false"/>
      <style:text-properties fo:font-weight="normal" officeooo:rsid="001b0670" officeooo:paragraph-rsid="0025552b" style:font-weight-asian="normal" style:font-weight-complex="normal"/>
    </style:style>
    <style:style style:name="P37" style:family="paragraph" style:parent-style-name="Standard">
      <style:paragraph-properties fo:text-align="start" style:justify-single-word="false"/>
      <style:text-properties fo:font-weight="normal" officeooo:rsid="001b0670" officeooo:paragraph-rsid="00272e88" style:font-weight-asian="normal" style:font-weight-complex="normal"/>
    </style:style>
    <style:style style:name="P38" style:family="paragraph" style:parent-style-name="Standard">
      <style:paragraph-properties fo:text-align="start" style:justify-single-word="false"/>
      <style:text-properties fo:font-weight="normal" officeooo:rsid="001b0670" officeooo:paragraph-rsid="0028ccdf" style:font-weight-asian="normal" style:font-weight-complex="normal"/>
    </style:style>
    <style:style style:name="P39" style:family="paragraph" style:parent-style-name="Standard">
      <style:paragraph-properties fo:text-align="start" style:justify-single-word="false"/>
      <style:text-properties fo:font-weight="normal" officeooo:rsid="001b0670" officeooo:paragraph-rsid="002c6b18" style:font-weight-asian="normal" style:font-weight-complex="normal"/>
    </style:style>
    <style:style style:name="P40" style:family="paragraph" style:parent-style-name="Standard">
      <style:paragraph-properties fo:text-align="start" style:justify-single-word="false"/>
      <style:text-properties fo:font-weight="normal" officeooo:rsid="00233162" officeooo:paragraph-rsid="00233162" style:font-weight-asian="normal" style:font-weight-complex="normal"/>
    </style:style>
    <style:style style:name="P41" style:family="paragraph" style:parent-style-name="Standard">
      <style:paragraph-properties fo:text-align="start" style:justify-single-word="false"/>
      <style:text-properties fo:font-weight="normal" officeooo:rsid="00233162" officeooo:paragraph-rsid="002d9961" style:font-weight-asian="normal" style:font-weight-complex="normal"/>
    </style:style>
    <style:style style:name="P42" style:family="paragraph" style:parent-style-name="Standard">
      <style:paragraph-properties fo:text-align="start" style:justify-single-word="false"/>
      <style:text-properties fo:font-weight="normal" officeooo:rsid="00233162" officeooo:paragraph-rsid="0030aa45" style:font-weight-asian="normal" style:font-weight-complex="normal"/>
    </style:style>
    <style:style style:name="P43" style:family="paragraph" style:parent-style-name="Standard">
      <style:paragraph-properties fo:text-align="start" style:justify-single-word="false"/>
      <style:text-properties fo:font-weight="normal" officeooo:rsid="002aaf04" officeooo:paragraph-rsid="002aaf04" style:font-weight-asian="normal" style:font-weight-complex="normal"/>
    </style:style>
    <style:style style:name="P44" style:family="paragraph" style:parent-style-name="Standard">
      <style:paragraph-properties fo:text-align="start" style:justify-single-word="false"/>
      <style:text-properties fo:font-weight="normal" officeooo:rsid="002aaf04" officeooo:paragraph-rsid="00348948" style:font-weight-asian="normal" style:font-weight-complex="normal"/>
    </style:style>
    <style:style style:name="P45" style:family="paragraph" style:parent-style-name="Standard">
      <style:paragraph-properties fo:text-align="end" style:justify-single-word="false"/>
      <style:text-properties fo:color="#0000ff" fo:font-size="24pt" fo:language="es" fo:country="ES" fo:font-weight="bold" officeooo:rsid="000bfb0f" officeooo:paragraph-rsid="00393ddd" style:font-size-asian="24pt" style:font-weight-asian="bold" style:font-size-complex="24pt" style:font-weight-complex="bold"/>
    </style:style>
    <style:style style:name="T1" style:family="text">
      <style:text-properties officeooo:rsid="002173ea"/>
    </style:style>
    <style:style style:name="T2" style:family="text">
      <style:text-properties officeooo:rsid="001120ec"/>
    </style:style>
    <style:style style:name="T3" style:family="text">
      <style:text-properties fo:font-weight="normal" style:font-weight-asian="normal" style:font-weight-complex="normal"/>
    </style:style>
    <style:style style:name="T4" style:family="text">
      <style:text-properties fo:font-weight="normal" officeooo:rsid="00328c16" style:font-weight-asian="normal" style:font-weight-complex="normal"/>
    </style:style>
    <style:style style:name="T5" style:family="text">
      <style:text-properties fo:font-weight="normal" officeooo:rsid="00348948" style:font-weight-asian="normal" style:font-weight-complex="normal"/>
    </style:style>
    <style:style style:name="T6" style:family="text">
      <style:text-properties fo:font-weight="normal" officeooo:rsid="00348ab8" style:font-weight-asian="normal" style:font-weight-complex="normal"/>
    </style:style>
    <style:style style:name="T7" style:family="text">
      <style:text-properties fo:color="#000000" fo:font-size="14pt" fo:language="es" fo:country="ES" style:font-size-asian="12.25pt" style:font-size-complex="14pt"/>
    </style:style>
    <style:style style:name="T8" style:family="text">
      <style:text-properties fo:color="#000000" fo:font-size="14pt" fo:language="es" fo:country="ES" officeooo:rsid="002173ea" style:font-size-asian="12.25pt" style:font-size-complex="14pt"/>
    </style:style>
    <style:style style:name="T9" style:family="text">
      <style:text-properties fo:color="#000000" fo:font-size="14pt" fo:language="es" fo:country="ES" officeooo:rsid="00233162" style:font-size-asian="12.25pt" style:font-size-complex="14pt"/>
    </style:style>
    <style:style style:name="T10" style:family="text">
      <style:text-properties fo:color="#000000" fo:font-size="14pt" fo:language="es" fo:country="ES" officeooo:rsid="00234ab8" style:font-size-asian="12.25pt" style:font-size-complex="14pt"/>
    </style:style>
    <style:style style:name="T11" style:family="text">
      <style:text-properties fo:color="#000000" fo:font-size="14pt" fo:language="es" fo:country="ES" officeooo:rsid="00246182" style:font-size-asian="12.25pt" style:font-size-complex="14pt"/>
    </style:style>
    <style:style style:name="T12" style:family="text">
      <style:text-properties fo:color="#000000" fo:font-size="14pt" fo:language="es" fo:country="ES" officeooo:rsid="00246291" style:font-size-asian="12.25pt" style:font-size-complex="14pt"/>
    </style:style>
    <style:style style:name="T13" style:family="text">
      <style:text-properties fo:color="#000000" fo:font-size="14pt" fo:language="es" fo:country="ES" officeooo:rsid="0024faf6" style:font-size-asian="12.25pt" style:font-size-complex="14pt"/>
    </style:style>
    <style:style style:name="T14" style:family="text">
      <style:text-properties fo:color="#000000" fo:font-size="14pt" fo:language="es" fo:country="ES" officeooo:rsid="00252d24" style:font-size-asian="12.25pt" style:font-size-complex="14pt"/>
    </style:style>
    <style:style style:name="T15" style:family="text">
      <style:text-properties fo:color="#000000" fo:font-size="14pt" fo:language="es" fo:country="ES" officeooo:rsid="00272e88" style:font-size-asian="12.25pt" style:font-size-complex="14pt"/>
    </style:style>
    <style:style style:name="T16" style:family="text">
      <style:text-properties fo:color="#000000" fo:font-size="14pt" fo:language="es" fo:country="ES" officeooo:rsid="0028ccdf" style:font-size-asian="12.25pt" style:font-size-complex="14pt"/>
    </style:style>
    <style:style style:name="T17" style:family="text">
      <style:text-properties fo:color="#000000" fo:font-size="14pt" fo:language="es" fo:country="ES" officeooo:rsid="002c6b18" style:font-size-asian="12.25pt" style:font-size-complex="14pt"/>
    </style:style>
    <style:style style:name="T18" style:family="text">
      <style:text-properties fo:color="#000000" fo:font-size="14pt" fo:language="es" fo:country="ES" officeooo:rsid="002d9961" style:font-size-asian="12.25pt" style:font-size-complex="14pt"/>
    </style:style>
    <style:style style:name="T19" style:family="text">
      <style:text-properties fo:color="#000000" fo:font-size="14pt" fo:language="es" fo:country="ES" officeooo:rsid="000caf1c" style:font-size-asian="12.25pt" style:font-size-complex="14pt"/>
    </style:style>
    <style:style style:name="T20" style:family="text">
      <style:text-properties fo:color="#000000" fo:font-size="14pt" fo:language="es" fo:country="ES" officeooo:rsid="00348948" style:font-size-asian="12.25pt" style:font-size-complex="14pt"/>
    </style:style>
    <style:style style:name="T21" style:family="text">
      <style:text-properties fo:color="#000000" fo:font-size="14pt" fo:language="es" fo:country="ES" fo:font-weight="bold" style:font-size-asian="12.25pt" style:font-weight-asian="bold" style:font-size-complex="14pt" style:font-weight-complex="bold"/>
    </style:style>
    <style:style style:name="T22" style:family="text">
      <style:text-properties fo:color="#000000" fo:font-size="14pt" fo:language="es" fo:country="ES" fo:font-weight="bold" officeooo:rsid="00246182" style:font-size-asian="12.25pt" style:font-weight-asian="bold" style:font-size-complex="14pt" style:font-weight-complex="bold"/>
    </style:style>
    <style:style style:name="T23" style:family="text">
      <style:text-properties fo:color="#000000" fo:font-size="14pt" fo:language="es" fo:country="ES" fo:font-weight="bold" officeooo:rsid="002173ea" style:font-size-asian="12.25pt" style:font-weight-asian="bold" style:font-size-complex="14pt" style:font-weight-complex="bold"/>
    </style:style>
    <style:style style:name="T24" style:family="text">
      <style:text-properties fo:color="#000000" fo:font-size="14pt" fo:language="es" fo:country="ES" fo:font-weight="bold" officeooo:rsid="00272e88" style:font-size-asian="12.25pt" style:font-weight-asian="bold" style:font-size-complex="14pt" style:font-weight-complex="bold"/>
    </style:style>
    <style:style style:name="T25" style:family="text">
      <style:text-properties fo:color="#000000" fo:font-size="14pt" fo:language="es" fo:country="ES" fo:font-weight="bold" officeooo:rsid="00233162" style:font-size-asian="12.25pt" style:font-weight-asian="bold" style:font-size-complex="14pt" style:font-weight-complex="bold"/>
    </style:style>
    <style:style style:name="T26" style:family="text">
      <style:text-properties fo:color="#000000" fo:font-size="14pt" fo:language="es" fo:country="ES" fo:font-weight="bold" officeooo:rsid="002c6b18" style:font-size-asian="12.25pt" style:font-weight-asian="bold" style:font-size-complex="14pt" style:font-weight-complex="bold"/>
    </style:style>
    <style:style style:name="T27" style:family="text">
      <style:text-properties fo:color="#000000" fo:font-size="14pt" fo:language="es" fo:country="ES" fo:font-weight="bold" officeooo:rsid="00348948" style:font-size-asian="12.25pt" style:font-weight-asian="bold" style:font-size-complex="14pt" style:font-weight-complex="bold"/>
    </style:style>
    <style:style style:name="T28" style:family="text">
      <style:text-properties fo:color="#000000" fo:font-size="14pt" fo:language="es" fo:country="ES" fo:font-weight="bold" officeooo:rsid="00234ab8" style:font-size-asian="12.25pt" style:font-weight-asian="bold" style:font-size-complex="14pt" style:font-weight-complex="bold"/>
    </style:style>
    <style:style style:name="T29" style:family="text">
      <style:text-properties fo:color="#000000" fo:font-size="14pt" fo:language="es" fo:country="ES" fo:font-weight="bold" officeooo:rsid="000caf1c" style:font-size-asian="12.25pt" style:font-weight-asian="bold" style:font-size-complex="14pt" style:font-weight-complex="bold"/>
    </style:style>
    <style:style style:name="T30" style:family="text">
      <style:text-properties fo:font-weight="bold" style:font-weight-asian="bold" style:font-weight-complex="bold"/>
    </style:style>
    <style:style style:name="T31" style:family="text">
      <style:text-properties fo:font-size="14pt" style:font-size-asian="12.25pt" style:font-size-complex="14pt"/>
    </style:style>
    <style:style style:name="T32" style:family="text">
      <style:text-properties fo:font-size="14pt" officeooo:rsid="00252d24" style:font-size-asian="12.25pt" style:font-size-complex="14pt"/>
    </style:style>
    <style:style style:name="T33" style:family="text">
      <style:text-properties fo:font-size="14pt" officeooo:rsid="0025552b" style:font-size-asian="12.25pt" style:font-size-complex="14pt"/>
    </style:style>
    <style:style style:name="T34" style:family="text">
      <style:text-properties fo:font-size="14pt" officeooo:rsid="00272e88" style:font-size-asian="12.25pt" style:font-size-complex="14pt"/>
    </style:style>
    <style:style style:name="T35" style:family="text">
      <style:text-properties fo:font-size="14pt" fo:font-weight="bold" officeooo:rsid="00252d24" style:font-size-asian="12.25pt" style:font-weight-asian="bold" style:font-size-complex="14pt" style:font-weight-complex="bold"/>
    </style:style>
    <style:style style:name="T36" style:family="text">
      <style:text-properties fo:font-size="14pt" fo:font-weight="bold" officeooo:rsid="0025552b" style:font-size-asian="12.25pt" style:font-weight-asian="bold" style:font-size-complex="14pt" style:font-weight-complex="bold"/>
    </style:style>
    <style:style style:name="T37" style:family="text">
      <style:text-properties fo:font-size="14pt" fo:font-weight="normal" style:font-size-asian="12.25pt" style:font-weight-asian="normal" style:font-size-complex="14pt" style:font-weight-complex="normal"/>
    </style:style>
    <style:style style:name="T38" style:family="text">
      <style:text-properties fo:font-size="14pt" fo:font-weight="normal" officeooo:rsid="0017dbbe" style:font-size-asian="12.25pt" style:font-weight-asian="normal" style:font-size-complex="14pt" style:font-weight-complex="normal"/>
    </style:style>
    <style:style style:name="T39" style:family="text">
      <style:text-properties fo:font-size="14pt" fo:font-weight="normal" officeooo:rsid="00197527" style:font-size-asian="12.25pt" style:font-weight-asian="normal" style:font-size-complex="14pt" style:font-weight-complex="normal"/>
    </style:style>
    <style:style style:name="T40" style:family="text">
      <style:text-properties officeooo:rsid="0028ccdf"/>
    </style:style>
    <style:style style:name="T41" style:family="text">
      <style:text-properties officeooo:rsid="002c6b18"/>
    </style:style>
    <style:style style:name="T42" style:family="text">
      <style:text-properties officeooo:rsid="0030aa45"/>
    </style:style>
    <style:style style:name="T43" style:family="text">
      <style:text-properties officeooo:rsid="00348948"/>
    </style:style>
    <style:style style:name="T44" style:family="text">
      <style:text-properties officeooo:rsid="00197527"/>
    </style:style>
    <style:style style:name="T45" style:family="text">
      <style:text-properties officeooo:rsid="0014b5f0"/>
    </style:style>
    <style:style style:name="T46" style:family="text">
      <style:text-properties officeooo:rsid="00393d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Gestión de un servicio web orientado a la</text:p>
      <text:p text:style-name="P45">entrega de comida a domicilio y la </text:p>
      <text:p text:style-name="P45">reserva de mesa en restaurantes</text:p>
      <text:p text:style-name="P27"/>
      <text:p text:style-name="P29">Lista de requisitos</text:p>
      <text:p text:style-name="P29">Estructurados</text:p>
      <text:p text:style-name="P32"/>
      <text:p text:style-name="P32"/>
      <text:p text:style-name="P33"/>
      <text:p text:style-name="P30">Índice</text:p>
      <text:p text:style-name="P30"/>
      <text:p text:style-name="P31"><text:tab/>1. <text:span text:style-name="T3">Objetivos</text:span></text:p>
      <text:p text:style-name="P33"/>
      <text:p text:style-name="P31"><text:span text:style-name="T3"><text:tab/></text:span>2. <text:span text:style-name="T3">Descripción de los implicados y usuarios finales.</text:span></text:p>
      <text:p text:style-name="P33"><text:tab/></text:p>
      <text:p text:style-name="P31"><text:span text:style-name="T3"><text:tab/></text:span>3. <text:span text:style-name="T3">Requisitos funcionales.</text:span></text:p>
      <text:p text:style-name="P33"><text:tab/></text:p>
      <text:p text:style-name="P31"><text:span text:style-name="T3"><text:tab/></text:span>4. <text:span text:style-name="T3">Requisitos no funcionales.</text:span></text:p>
      <text:p text:style-name="P33"><text:tab/></text:p>
      <text:p text:style-name="P31"><text:tab/>5. <text:span text:style-name="T3">Requisitos de Información.</text:span></text:p>
      <text:p text:style-name="P31"/>
      <text:p text:style-name="P31"/>
      <text:p text:style-name="P31"/>
      <text:p text:style-name="P31"/>
      <text:p text:style-name="P31"/>
      <text:p text:style-name="P31"/>
      <text:p text:style-name="P25"/>
      <text:p text:style-name="P25"/>
      <text:p text:style-name="P25"/>
      <text:p text:style-name="P25"/>
      <text:p text:style-name="P25"/>
      <text:p text:style-name="P25"/>
      <text:p text:style-name="P25"/>
      <text:p text:style-name="P25"/>
      <text:p text:style-name="P25"/>
      <text:p text:style-name="P25"><text:soft-page-break/>1. Estudio del dominio del problema y descripción general del sistema.</text:p>
      <text:p text:style-name="P1"/>
      <text:p text:style-name="P2"><text:tab/>Nuestro proyecto está dirigido a los locales de restauración que se encuentran asociados en la corporación Buen Provecho. <text:span text:style-name="T1">Dicha corporación</text:span> se define como un conjunto de empresas asociadas con el objetivo de que dar servicio a los aficionados a la buena comida. </text:p>
      <text:p text:style-name="P34"/>
      <text:p text:style-name="P35"><text:span text:style-name="T11"><text:tab/>Para los clientes:</text:span></text:p>
      <text:p text:style-name="P35"/>
      <text:p text:style-name="P35"><text:span text:style-name="T11"><text:tab/></text:span><text:span text:style-name="T12">En primer lugar, la empresa quiere llevar el registro de los clientes que usan sus servicios online y al mismo tiempo permitir que sus clientes lleven un registro de su actividad con la empresa. De este modo, aunque se permite realizar compras sin tener una cuenta en el sistema, se ofrece siempre esta posibilidad. La cuenta debe recoger la siguiente información:</text:span></text:p>
      <text:p text:style-name="P35"/>
      <text:p text:style-name="P35"><text:span text:style-name="T12"><text:tab/>-información sobre la actividad del cliente: historial de búsquedas realizadas, histórico de pedidos, listado de los locales marcados como favoritos, las opiniones emitidas sobre los locales visitados.</text:span></text:p>
      <text:p text:style-name="P35"><text:span text:style-name="T12"><text:tab/>-información general sobre la cuenta: nombre, apellidos, datos de contacto y subscripciones realizadas.</text:span></text:p>
      <text:p text:style-name="P35"><text:span text:style-name="T12"><text:tab/>-libreta de direcciones de reparto.</text:span></text:p>
      <text:p text:style-name="P35"><text:span text:style-name="T12"><text:tab/>-información sobre el crédito de la cuenta.</text:span></text:p>
      <text:p text:style-name="P35"/>
      <text:p text:style-name="P35"><text:span text:style-name="T11"><text:tab/></text:span><text:span text:style-name="T13">La corporación necesita</text:span><text:span text:style-name="T11"> </text:span><text:span text:style-name="T13">que los clientes puedan</text:span><text:span text:style-name="T22"> </text:span><text:span text:style-name="T23">realizar pedidos</text:span><text:span text:style-name="T8"> a domicilio, </text:span><text:span text:style-name="T14">pedidos para recoger en el restaurante o</text:span><text:span text:style-name="T8"> reserva en restaurante </text:span><text:span text:style-name="T11">online</text:span><text:span text:style-name="T8">. </text:span><text:span text:style-name="T11">Es de interés de la corporación que el usuario pued</text:span><text:span text:style-name="T13">a</text:span><text:span text:style-name="T11"> encontrar el local que más se ajuste a sus necesidades. Por tanto, el usuario podrá realizar la búsqueda estableciendo al menos los siguientes criterios:</text:span></text:p>
      <text:p text:style-name="P35"/>
      <text:p text:style-name="P35"><text:span text:style-name="T11"><text:tab/>-según la localidad, fecha y precio del servicio.</text:span></text:p>
      <text:p text:style-name="P35"><text:span text:style-name="T11"><text:tab/>-según el estilo culinario.</text:span></text:p>
      <text:p text:style-name="P35"><text:span text:style-name="T11"><text:tab/>-según las rutas en que esté incluido el local (Michelín, Isabel la Católica,...) o eventos en los que participe (Especial Juego de Tronos, eventos solidarios,...).</text:span></text:p>
      <text:p text:style-name="P35"/>
      <text:p text:style-name="P35"><text:tab/><text:span text:style-name="T32">Con el sistema se pretende asimismo </text:span><text:span text:style-name="T35">facilitar el pago</text:span><text:span text:style-name="T32"> de los servicios y la realización de promociones. Así es necesario la configuración de distintos servicios de pago ya que algunos locales admitirán sólo pago en efectivo y otros sólo admitirán pago electrónico. </text:span><text:span text:style-name="T33">Se configurarán los siguientes métodos de pago:</text:span></text:p>
      <text:p text:style-name="P35"/>
      <text:p text:style-name="P36"><text:span text:style-name="T33"><text:tab/>-pago mediante el saldo disponible en la cuenta de usuario.</text:span></text:p>
      <text:p text:style-name="P36"><text:span text:style-name="T33"><text:tab/>-pago con tarjeta VISA o MASTERCAD.</text:span></text:p>
      <text:p text:style-name="P35"><text:span text:style-name="T33"><text:tab/>-pago mediante PAYPAL.</text:span></text:p>
      <text:p text:style-name="P35"><text:span text:style-name="T33"><text:tab/>-pago en efectivo.</text:span></text:p>
      <text:p text:style-name="P35"/>
      <text:p text:style-name="P35"><text:soft-page-break/><text:span text:style-name="T33"><text:tab/>Existe la posibilidad de utilizar distintos tipos de </text:span><text:span text:style-name="T36">cupones y promociones</text:span><text:span text:style-name="T33">:</text:span></text:p>
      <text:p text:style-name="P35"/>
      <text:p text:style-name="P35"><text:span text:style-name="T33"><text:tab/>-cupones prepago: se trata de </text:span><text:span text:style-name="T34">vales con un código que se entregan cuando se aporta determinada cantidad de efectivo en un local y se pueden canjear por crédito en la cuenta de usuario.</text:span></text:p>
      <text:p text:style-name="P35"/>
      <text:p text:style-name="P35"><text:span text:style-name="T34"><text:tab/>-cupones de descuento: se trata de vales en papel u electrónico que se emiten cuando se lanza una campaña de promoción de la empresa y permiten al usuario obtener descuentos en pedidos. </text:span></text:p>
      <text:p text:style-name="P35"/>
      <text:p text:style-name="P37"><text:span text:style-name="T8"><text:tab/></text:span><text:span text:style-name="T15">S</text:span><text:span text:style-name="T9">e pretende incluir un sistema para que lo usuarios puedan </text:span><text:span text:style-name="T24">dar su opinión</text:span><text:span text:style-name="T15"> sobre </text:span><text:span text:style-name="T16">calidad, el servicio ofrecido y, si procede, sobre el tiempo de entrega en una escala de 0 a 6. La valoración numérica puede ir acompañada de una reseña. <text:s/>Estas valoraciones se recogerán en el perfil del local de restauración donde el cliente haya realizado el pedido y se estructurarán en tres partes: </text:span></text:p>
      <text:p text:style-name="P37"/>
      <text:p text:style-name="P34"><text:span text:style-name="T9"><text:tab/>Por otra parte, la corporación pretende ofrecer un</text:span><text:span text:style-name="T25"> servicio de atención al cliente</text:span><text:span text:style-name="T9"> personalizado y moderno. Que incluye información detallada en la web, un chat de atención al cliente online y un asistente virtual para aprender el mecanismo de funcionamiento básico del servicio. <text:s/></text:span></text:p>
      <text:p text:style-name="P34"/>
      <text:p text:style-name="P38"><text:span text:style-name="T9"><text:tab/>El objetivo </text:span><text:span text:style-name="T16">de todo lo anterior </text:span><text:span text:style-name="T9">es favorecer la competencia entre las empresas de la corporación para poner en marcha nuevos proyectos que hagan más atractivo el servicio a los clientes </text:span><text:span text:style-name="T16">a</text:span><text:span text:style-name="T9">umenta</text:span><text:span text:style-name="T16">ndo</text:span><text:span text:style-name="T9"> el grado de satisfacción del cliente con los servicios prestados y elimina</text:span><text:span text:style-name="T16">ndo</text:span><text:span text:style-name="T9"> todas las trabas que pudiera haber frente a una compra. </text:span></text:p>
      <text:p text:style-name="P38"/>
      <text:p text:style-name="P43"><text:tab/><text:span text:style-name="T11">Para los </text:span><text:span text:style-name="T7">empresarios</text:span><text:span text:style-name="T11">:</text:span></text:p>
      <text:p text:style-name="P43"/>
      <text:p text:style-name="P43"><text:span text:style-name="T11"><text:tab/></text:span><text:span text:style-name="T17">La corporación pretende ofrecer mediante la plataforma los siguientes servicios a sus empresas:</text:span></text:p>
      <text:p text:style-name="P43"/>
      <text:p text:style-name="P44"><text:span text:style-name="T17"><text:tab/>En primer lugar, la</text:span><text:span text:style-name="T26"> creación de un perfil empresarial</text:span><text:span text:style-name="T17"> donde se recoge toda la información de su negocio que va a ser consultada por los usuarios: logotipo,nombre de la empresa, localización, datos de contacto, <text:s/>menú, categorías del menú, valoraciones de otros usuarios. <text:s/>Además el perfil de la empresa permite especificar informaciones útiles como puede ser el precio mínimo para una entrega a domicilio, el número máximo de personas para reservar mesa o formas de pago. </text:span></text:p>
      <text:p text:style-name="P44"/>
      <text:p text:style-name="P44"><text:span text:style-name="T17"><text:tab/></text:span><text:span text:style-name="T20">El sistema favorecerá además el contacto directo entre el local de restauración y el cliente de modo que cuando se realice un pedido, el cliente tenga disponible en el sistema información sobre el local donde ha realizado el pedido, el número de referencia del pedido, y el desglose de los platos solicitados asicomo la dirección de envío si procede y el </text:span><text:span text:style-name="T27">tiempo aproximada de entrega</text:span><text:span text:style-name="T20">.</text:span></text:p>
      <text:p text:style-name="P39"/>
      <text:p text:style-name="P41"><text:span text:style-name="T7"><text:tab/>Además la corporación </text:span><text:span text:style-name="T17">realizará</text:span><text:span text:style-name="T7"> una </text:span><text:span text:style-name="T17">intensa </text:span><text:span text:style-name="T21">actividad de promoción</text:span><text:span text:style-name="T7"> que </text:span><text:soft-page-break/><text:span text:style-name="T18">aumente la visibilidad de la empresa.</text:span><text:span text:style-name="T7"> Para ello publicará un newsletter y permitirá a los usuarios seguirlos en las redes sociales de </text:span><text:span text:style-name="T17">que dispone: Facebook, Twitter, </text:span><text:span text:style-name="T18">Pinterest y Google+. Otro de los aspectos a tener en cuenta para la promoción de la empresa será la creación de un blog de temática variada aunque centrada en buenos hábitos culinarios, restaurantes, recetas de cocina y viajes.</text:span></text:p>
      <text:p text:style-name="P40"/>
      <text:p text:style-name="P42"><text:span text:style-name="T7"><text:tab/>El objetivo </text:span><text:span text:style-name="T18">que se persigue con estas iniciativas </text:span><text:span text:style-name="T10">es </text:span><text:span text:style-name="T28">mejorar la imagen de la empresa</text:span><text:span text:style-name="T10"> y darle publicidad </text:span><text:span text:style-name="T18">y visibilidad en todos los medios posibles. </text:span><text:span text:style-name="T20">El</text:span><text:span text:style-name="T19"> sistema <text:s/></text:span><text:span text:style-name="T29">agiliza</text:span><text:span text:style-name="T27">rá</text:span><text:span text:style-name="T29"> la atención al cliente</text:span><text:span text:style-name="T19"> </text:span><text:span text:style-name="T20">y aumentará el tiempo del que el cliente dispone para deliberar sobre su pedido.</text:span><text:span text:style-name="T19"> Esto provocará una mejora tanto en la experiencia del cliente a la hora de pedir mesa o comida como en el personal del </text:span><text:span text:style-name="T20">local de restauración</text:span><text:span text:style-name="T19">, que verá como la carga de su trabajo se verá reducida.</text:span></text:p>
      <text:p text:style-name="P10"/>
      <text:p text:style-name="P11"><text:tab/><text:span text:style-name="T43">Se pretende que el</text:span> servicio com<text:span text:style-name="T43">ience</text:span> a funcionar en un servidor de una ciudad concreta, gestionando a priori solo algunos restaurantes. Tras un periodo de prueba, iremos añadiendo más restaurantes a la base de datos, tras lo cuál extenderemos el servicio a otras ciudades. </text:p>
      <text:p text:style-name="P11"/>
      <text:p text:style-name="P6"><text:tab/>Los objetivos <text:span text:style-name="T42">s</text:span>e pueden resumir así:</text:p>
      <text:p text:style-name="P6"/>
      <text:p text:style-name="P19"><text:span text:style-name="T2">OBJ-</text:span>1. <text:span text:style-name="T5">El sistema almacenará información sobre los clientes de la corporación facilitándoles la realización de pedidos y reservas, el pago y valoración de los mismos.</text:span></text:p>
      <text:p text:style-name="P6"/>
      <text:p text:style-name="P18"><text:span text:style-name="T2">OBJ-2</text:span>. <text:span text:style-name="T3">El sistema almacenará información referente a los </text:span><text:span text:style-name="T4">perfiles empresariales de los locales de restauración </text:span><text:span text:style-name="T5">junto con la valoración de los servicios ofrecidos.</text:span></text:p>
      <text:p text:style-name="P7"/>
      <text:p text:style-name="P20">OBJ-3. <text:span text:style-name="T6">El sistema fomentará la relación entre el cliente y el local de restauración del que contrata los servicios o entre el cliente y la corporación mediante adecuados sistemas de atención al cliente.</text:span></text:p>
      <text:p text:style-name="P20"/>
      <text:p text:style-name="P17">OBJ-4. <text:span text:style-name="T6">El sistema apoyará las tareas de promoción y publicidad de la empresa mediante el uso de redes sociales y estrategias de mercadotecnia .</text:span></text:p>
      <text:p text:style-name="P17"/>
      <text:p text:style-name="P17"><text:span text:style-name="T3"/></text:p>
      <text:p text:style-name="P4"/>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6">1.2 Descripción de los implicados</text:p>
      <text:p text:style-name="P2"/>
      <text:p text:style-name="P2"/>
      <text:p text:style-name="P26">2. Lista estructurada de requisitos</text:p>
      <text:p text:style-name="P16"/>
      <text:p text:style-name="P22">2.1 Requisitos funcionales.</text:p>
      <text:p text:style-name="P22"/>
      <text:p text:style-name="P22">2.2 Requisitos no funcionales.</text:p>
      <text:p text:style-name="P22"/>
      <text:p text:style-name="P22">2.3 Requisitos de información.</text:p>
      <text:p text:style-name="P22"/>
      <text:p text:style-name="P24"><text:span text:style-name="T45">5</text:span>. <text:span text:style-name="T45">Requisitos de Información.</text:span></text:p>
      <text:p text:style-name="P21"/>
      <text:p text:style-name="P15">Se incluye a continuación la información que es necesaria almacenar en el sistema:</text:p>
      <text:p text:style-name="P15"/>
      <text:p text:style-name="P28">RI-1 Restaurantes:</text:p>
      <text:p text:style-name="P28"><text:tab/><text:span text:style-name="T37">Información referente al restaurante, </text:span><text:span text:style-name="T38">además de una breve descripción proporcionada por el dueño del mismo.</text:span></text:p>
      <text:p text:style-name="P28"><text:span text:style-name="T31">Contenido: </text:span><text:span text:style-name="T37">Localización geográfica, carta ofertada además de posibles requisitos de la comida(apto para celiacos, vegano...), posibilidad de pedir comida o reserva de mesa, tanto dentro como en terraza(un restaurante no tiene por qué ofrecer ambos servicios), </text:span><text:span text:style-name="T39">número de mesas ofertadas para la reserva, número máximo de reserva, cantidad mínima de pedido</text:span><text:span text:style-name="T37">, </text:span><text:span text:style-name="T38">posibles puntuaciones y comentarios sobre el restaurante de los usuarios, </text:span><text:span text:style-name="T39">posibilidad de pagar por internet, teléfono de contacto en caso de error.</text:span></text:p>
      <text:p text:style-name="P28"/>
      <text:p text:style-name="P28">RI-<text:span text:style-name="T44">2</text:span> :</text:p>
      <text:p text:style-name="P2"/>
      <text:p text:style-name="P23"><text:span text:style-name="T1">3</text:span>. <text:span text:style-name="T1">Glosario de términos.</text:span></text:p>
      <text:p text:style-name="P23"/>
      <text:p text:style-name="P12">Local de restauración</text:p>
      <text:p text:style-name="P5">Newsletter</text:p>
      <text:p text:style-name="P3"><text:span text:style-name="T40">reseña</text:span></text:p>
      <text:p text:style-name="P8">libreta de direcciones</text:p>
      <text:p text:style-name="P8">paypal</text:p>
      <text:p text:style-name="P8">cupón de descuento </text:p>
      <text:p text:style-name="P8">cupón de prepago</text:p>
      <text:p text:style-name="P9"><text:span text:style-name="T41">categorías del menú</text:span></text:p>
      <text:p text:style-name="P13">sistemas de atención al cliente.</text:p>
      <text:p text:style-name="P13"><text:soft-page-break/>Mercadotecnia</text:p>
      <text:p text:style-name="P13"/>
      <text:p text:style-name="P14"><text:span text:style-name="T30">passbook y passwall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23:29:42.262138320</meta:creation-date>
    <meta:generator>LibreOffice/4.2.8.2$Linux_X86_64 LibreOffice_project/420m0$Build-2</meta:generator>
    <dc:date>2016-03-20T17:13:40.281716839</dc:date>
    <meta:editing-duration>PT6H1M50S</meta:editing-duration>
    <meta:editing-cycles>17</meta:editing-cycles>
    <meta:document-statistic meta:table-count="0" meta:image-count="0" meta:object-count="0" meta:page-count="6" meta:paragraph-count="72" meta:word-count="1247" meta:character-count="7906" meta:non-whitespace-character-count="6675"/>
  </office:meta>
</office:document-meta>
</file>